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1"/>
    <style:style style:name="P89" style:family="paragraph" style:parent-style-name="Standard" style:list-style-name="L8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7.2</text:p>
      <text:list xml:id="list2545279791965608662" text:style-name="L81">
        <text:list-item>
          <text:p text:style-name="P88">fixes bug that caused all analysis attempts to 'stall'</text:p>
        </text:list-item>
      </text:list>
      <text:p text:style-name="Standard"/>
      <text:p text:style-name="Standard">version 3.7.1</text:p>
      <text:list xml:id="list7385417378392853621" text:style-name="L1">
        <text:list-item>
          <text:p text:style-name="P9">fixed a bug in the r limb angle entry<text:line-break/></text:p>
        </text:list-item>
      </text:list>
      <text:p text:style-name="Standard">version 3.7.0</text:p>
      <text:list xml:id="list4117082754339874047" text:style-name="L2">
        <text:list-item>
          <text:p text:style-name="P10">adds right-click help to ast speed label giving the equation to use if asteroid speed is not available but asteroid diameter and maximum duration are specified<text:line-break/></text:p>
        </text:list-item>
        <text:list-item>
          <text:p text:style-name="P10">adds suggestion to right-click help on penumbral fit checkbox for how to find the penumbral curve csv file that is provided for practice purposes.<text:line-break/></text:p>
        </text:list-item>
      </text:list>
      <text:p text:style-name="Standard">version 3.6.8</text:p>
      <text:list xml:id="list4806660083079575455" text:style-name="L3">
        <text:list-item>
          <text:p text:style-name="P11">adds modeling of off centerline observations to lightcurve calibration curve generation<text:line-break/></text:p>
        </text:list-item>
      </text:list>
      <text:p text:style-name="Standard">version 3.6.7</text:p>
      <text:list xml:id="list4354331243677629366" text:style-name="L4">
        <text:list-item>
          <text:p text:style-name="P12">clarified the location of the Enable Manual Timestamp Entry checkbox in the pop-up message appears when there are no timestamps in the csv file.<text:line-break/></text:p>
        </text:list-item>
      </text:list>
      <text:p text:style-name="Standard">version 3.6.6</text:p>
      <text:list xml:id="list8416967778070120269" text:style-name="L5">
        <text:list-item>
          <text:p text:style-name="P1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561163050842770488" text:style-name="L6">
        <text:list-item>
          <text:p text:style-name="P1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671079837157699935" text:style-name="L7">
        <text:list-item>
          <text:p text:style-name="P15">version 3.6.2 would open .xlsx Report file on Mac, but not Windows. This version attempts to fix that (Windows needs a different command to open a file).<text:line-break/></text:p>
        </text:list-item>
      </text:list>
      <text:p text:style-name="Standard">version 3.6.2</text:p>
      <text:list xml:id="list3702483121182448219" text:style-name="L8">
        <text:list-item>
          <text:p text:style-name="P16">In Excel report:<text:line-break/><text:line-break/>… at end of filling, I call the OS to open the file. Requires correct association of .xlsx file type with Excel or LibreOffice, or whatever you use to examine spreadsheets<text:line-break/><text:soft-pag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192506847296776413" text:style-name="L9">
        <text:list-item>
          <text:p text:style-name="P1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483682225220188614" text:style-name="L10">
        <text:list-item>
          <text:p text:style-name="P1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8"><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text:soft-page-break/>it is likely that it is ready for submission.</text:p>
        </text:list-item>
      </text:list>
      <text:p text:style-name="Standard"/>
      <text:p text:style-name="Standard">version 3.5.9</text:p>
      <text:list xml:id="list4602350448519085496" text:style-name="L11">
        <text:list-item>
          <text:p text:style-name="P19">fixed another bug in penumbral curve fit and removed diagnostic printouts.<text:line-break/></text:p>
        </text:list-item>
      </text:list>
      <text:p text:style-name="Standard">version 3.5.8</text:p>
      <text:list xml:id="list4225650761098945975" text:style-name="L12">
        <text:list-item>
          <text:p text:style-name="P20">fixed a number of bugs in the penumbral curve fit code<text:line-break/></text:p>
        </text:list-item>
      </text:list>
      <text:p text:style-name="Standard">version 3.5.7</text:p>
      <text:list xml:id="list1038421205859519784" text:style-name="L13">
        <text:list-item>
          <text:p text:style-name="P2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35218172477833268" text:style-name="L14">
        <text:list-item>
          <text:p text:style-name="P2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077777381328851897" text:style-name="L15">
        <text:list-item>
          <text:p text:style-name="P2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358244940874688567" text:style-name="L16">
        <text:list-item>
          <text:p text:style-name="P2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717279794567763687" text:style-name="L17">
        <text:list-item>
          <text:p text:style-name="P2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548596399421647196" text:style-name="L18">
        <text:list-item>
          <text:p text:style-name="P2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ext:soft-page-break/>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817987455287270771" text:style-name="L19">
        <text:list-item>
          <text:p text:style-name="P27">Added additional references to the North American Excel Spreadsheet report in the new section of the final report that bangs on about the start-of-exposure timing convention.<text:line-break/></text:p>
        </text:list-item>
      </text:list>
      <text:p text:style-name="Standard">version 3.5.0</text:p>
      <text:list xml:id="list5546665399316525078" text:style-name="L20">
        <text:list-item>
          <text:p text:style-name="P2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8">NEW: when 'trims' have been placed, a 'write csv' process will honor those values and produce a 'trimmed' output file.<text:line-break/></text:p>
        </text:list-item>
        <text:list-item>
          <text:p text:style-name="P28">NEW: when a light curve has been 'normalized', the changed values are written to the data table where, once again, a 'write csv' process will capture the results.<text:line-break/></text:p>
        </text:list-item>
        <text:list-item>
          <text:p text:style-name="P28">Added additional reminders that the start-of-exposure timestamp/timing convention is employed.</text:p>
        </text:list-item>
      </text:list>
      <text:p text:style-name="Standard"/>
      <text:p text:style-name="Standard">version 3.4.9</text:p>
      <text:list xml:id="list2140238177206175400" text:style-name="L21">
        <text:list-item>
          <text:p text:style-name="P29">Added some explanatory language to the “Excel report” section regarding the proper interpretation of the 'false positive probability' number.<text:line-break/></text:p>
        </text:list-item>
      </text:list>
      <text:p text:style-name="Standard">version 3.4.8</text:p>
      <text:list xml:id="list2414738955767580809" text:style-name="L22">
        <text:list-item>
          <text:p text:style-name="P30">This version deals more realistically with high magDrop lightcurves by defining a 'limiting magDrop' as: <text:line-break/><text:line-break/><text:tab/>limMagDrop = 2.5 * log10( B / std(A) ) <text:line-break/><text:line-break/><text:tab/>std(A) is the noise level of A.</text:p>
          <text:p text:style-name="P3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soft-pag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833485853795212518" text:style-name="L23">
        <text:list-item>
          <text:p text:style-name="P31">Automatically loads the correct version of Adv2<text:line-break/></text:p>
        </text:list-item>
      </text:list>
      <text:p text:style-name="Standard">version 3.4.6</text:p>
      <text:list xml:id="list6601917002854621185" text:style-name="L24">
        <text:list-item>
          <text:p text:style-name="P32">Adds AAV Version 2 file as a type that can be read (important when Do OCR check is enabled)</text:p>
        </text:list-item>
      </text:list>
      <text:p text:style-name="Standard"/>
      <text:p text:style-name="Standard">version 3.4.5</text:p>
      <text:list xml:id="list1109875093513936455" text:style-name="L25">
        <text:list-item>
          <text:p text:style-name="P33">Fixes block integration which was failing when more than 4 lightcurves were being processed.<text:line-break/></text:p>
        </text:list-item>
        <text:list-item>
          <text:p text:style-name="P33">Made use diff and Do OCR checkboxes sticky.<text:line-break/></text:p>
        </text:list-item>
      </text:list>
      <text:p text:style-name="Standard">version 3.4.4</text:p>
      <text:list xml:id="list1323762779548312253" text:style-name="L26">
        <text:list-item>
          <text:p text:style-name="P3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284255438183122407" text:style-name="L27">
        <text:list-item>
          <text:p text:style-name="P3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049632068057608811" text:style-name="L28">
        <text:list-item>
          <text:p text:style-name="P36">Cosmetic change again: added a spinner to control line widths in plots so that a user can adjust for the resolution of the screen in use. <text:s/>I design on a 5120x2880 screen and needed lines to be 3 pixel wide to suit my taste. <text:s/>But some users <text:soft-page-break/>have screens with 1280 horizontal resolution and those same 3 pixels became unsightly fat lines --- now there's a choice.<text:line-break/></text:p>
        </text:list-item>
      </text:list>
      <text:p text:style-name="Standard">version 3.4.1</text:p>
      <text:list xml:id="list4931538339799753181" text:style-name="L29">
        <text:list-item>
          <text:p text:style-name="P3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4180554289128421340" text:style-name="L30">
        <text:list-item>
          <text:p text:style-name="P3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9075122293402106706" text:style-name="L31">
        <text:list-item>
          <text:p text:style-name="P39">Automatically installs cv2 if not already present. <text:s/>This package is needed for the new frame view feature.<text:line-break/></text:p>
        </text:list-item>
      </text:list>
      <text:p text:style-name="Standard">version 3.3.8</text:p>
      <text:list xml:id="list136815775138143482" text:style-name="L32">
        <text:list-item>
          <text:p text:style-name="P4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8152721956956741109" text:style-name="L33">
        <text:list-item>
          <text:p text:style-name="P41">A new button (View frame) with an associated spinner for entry of a frame <text:soft-page-break/>number has been added:</text:p>
          <text:p text:style-name="P4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496456957546316915" text:style-name="L34">
        <text:list-item>
          <text:p text:style-name="P4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572503826257471028" text:style-name="L35">
        <text:list-item>
          <text:p text:style-name="P4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104813340966570897" text:style-name="L36">
        <text:list-item>
          <text:p text:style-name="P44"><text:soft-page-break/>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130681557686218494" text:style-name="L37">
        <text:list-item>
          <text:p text:style-name="P4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9212452007061535325" text:style-name="L38">
        <text:list-item>
          <text:p text:style-name="P46">Changed main plot so that the scroll wheel only zooms the x axis.</text:p>
        </text:list-item>
        <text:list-item>
          <text:p text:style-name="P46">Changed lightcurve plot so that it conforms properly to 'start-of-exposure'.<text:line-break/></text:p>
        </text:list-item>
      </text:list>
      <text:p text:style-name="Standard">version 3.2.8</text:p>
      <text:list xml:id="list69944418959199861" text:style-name="L39">
        <text:list-item>
          <text:p text:style-name="P47">Changed font size in help files --- it was fine for Mac but too big for Win10<text:line-break/></text:p>
        </text:list-item>
      </text:list>
      <text:p text:style-name="Standard">version 3.2.7</text:p>
      <text:list xml:id="list3521385532164714159" text:style-name="L40">
        <text:list-item>
          <text:p text:style-name="P4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657167564628736256" text:style-name="L41">
        <text:list-item>
          <text:p text:style-name="P49">This is a 'cosmetic' release --- there should be NO detectable differences from version 3.2.5 in terms of functionality.</text:p>
        </text:list-item>
        <text:list-item>
          <text:p text:style-name="P49">All python files were brought into compliance with PEP 8 coding standards. <text:s/>Only I care about that.</text:p>
        </text:list-item>
        <text:list-item>
          <text:p text:style-name="P4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9">All this 'cosmetic' work is in preparation for working on PyOTE issues again.<text:line-break/> </text:p>
        </text:list-item>
      </text:list>
      <text:p text:style-name="Standard">version 3.2.5</text:p>
      <text:list xml:id="list3689215254279332075" text:style-name="L42">
        <text:list-item>
          <text:p text:style-name="P5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text:soft-page-break/>version 3.2.4</text:p>
      <text:list xml:id="list3606580190416557703" text:style-name="L43">
        <text:list-item>
          <text:p text:style-name="P51">Modified the test for newer version to accommodate the different strings returned by pip 18.1 and pip 19.0+</text:p>
        </text:list-item>
        <text:list-item>
          <text:p text:style-name="P51">Added ability to invoke PyOTE from PyMovie with an externally supplied csv file that is automatically opened.<text:line-break/></text:p>
        </text:list-item>
      </text:list>
      <text:p text:style-name="Standard">version 3.2.3</text:p>
      <text:list xml:id="list5153793312103876091" text:style-name="L44">
        <text:list-item>
          <text:p text:style-name="P5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2">Added support for the PyMovie csv format<text:line-break/></text:p>
        </text:list-item>
      </text:list>
      <text:p text:style-name="Standard">version 3.2.1</text:p>
      <text:list xml:id="list6279016415785539297" text:style-name="L45">
        <text:list-item>
          <text:p text:style-name="P5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084839281593672001" text:style-name="L46">
        <text:list-item>
          <text:p text:style-name="P54">Changed GUI to better align text on min max edit boxes to avoid confusion.<text:line-break/></text:p>
        </text:list-item>
      </text:list>
      <text:p text:style-name="Standard">version 3.1.9</text:p>
      <text:list xml:id="list2008400138141750880" text:style-name="L47">
        <text:list-item>
          <text:p text:style-name="P55">Fixed a bug in the test for a min/max solution search being constrained by a too large min value.<text:line-break/></text:p>
        </text:list-item>
      </text:list>
      <text:p text:style-name="Standard">version 3.1.8</text:p>
      <text:list xml:id="list6660260377046743160" text:style-name="L48">
        <text:list-item>
          <text:p text:style-name="P56">version 3.1.7 was released without an updated version history. <text:s/>Here is what was changed in 3.1.7:<text:line-break/></text:p>
        </text:list-item>
        <text:list-item>
          <text:p text:style-name="P5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text:soft-page-break/>unless you have compelling reasons to do otherwise.<text:line-break/></text:p>
        </text:list-item>
      </text:list>
      <text:p text:style-name="Standard">version 3.1.6:</text:p>
      <text:list xml:id="list250680295610409531" text:style-name="L49">
        <text:list-item>
          <text:p text:style-name="P57">Values entered in the Manual Timestamp Entry dialog box are now 'sticky', thus making corrections easy to do without requiring re-entry of all data. </text:p>
          <text:p text:style-name="P57"><text:line-break/>Also trapped is the case where a user has entered a custom frame time but failed to click the radio button indicating that it is to be used.<text:line-break/></text:p>
        </text:list-item>
      </text:list>
      <text:p text:style-name="Standard">version 3.1.5:</text:p>
      <text:list xml:id="list3866313187858090658" text:style-name="L50">
        <text:list-item>
          <text:p text:style-name="P5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949951241512267393" text:style-name="L51">
        <text:list-item>
          <text:p text:style-name="P59">Fixed error in new dropped reading detection logic when light curve was processed in field mode.<text:line-break/></text:p>
        </text:list-item>
        <text:list-item>
          <text:p text:style-name="P59">Cleaned up some language in tooltips.<text:line-break/></text:p>
        </text:list-item>
      </text:list>
      <text:p text:style-name="Standard">version 3.1.3:</text:p>
      <text:list xml:id="list6666537234831807707" text:style-name="L52">
        <text:list-item>
          <text:p text:style-name="P6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0">Eliminated the 'entry num' column in the data matrix at the lower left of the GUI. The 'entry num' is unused and a possible source of confusion with the frame or field number for the unwary.<text:line-break/></text:p>
        </text:list-item>
        <text:list-item>
          <text:p text:style-name="P6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662188352663778703" text:style-name="L53">
        <text:list-item>
          <text:p text:style-name="P6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268181634076252946" text:style-name="L54">
        <text:list-item>
          <text:p text:style-name="P6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278701011850558173" text:style-name="L55">
        <text:list-item>
          <text:p text:style-name="P6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643487727404251533" text:style-name="L56">
        <text:list-item>
          <text:p text:style-name="P6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163068457586088808" text:style-name="L57">
        <text:list-item>
          <text:p text:style-name="P6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210183606933533887" text:style-name="L58">
        <text:list-item>
          <text:p text:style-name="P66">No code changes. <text:s/>This version is the same as 2.1.6 except that it is built on python 3.7. <text:s/>The previous versions used python 3.6. <text:s/>This allows new users to <text:soft-page-break/>install the latest Anaconda3 version (which installs python 3.7) without fiddling with archived Anaconda3 versions.<text:line-break/></text:p>
        </text:list-item>
      </text:list>
      <text:p text:style-name="Standard">version 2.1.6:</text:p>
      <text:list xml:id="list605776782946288803" text:style-name="L59">
        <text:list-item>
          <text:p text:style-name="P6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300466065665861802" text:style-name="L60">
        <text:list-item>
          <text:p text:style-name="P68">Disable the Accept integration button when user overrides an automatic block analysis with a manual block selection followed by a click on the Block integrate button.<text:line-break/></text:p>
        </text:list-item>
      </text:list>
      <text:p text:style-name="Standard">version 2.1.4:</text:p>
      <text:list xml:id="list9167064137644648074" text:style-name="L61">
        <text:list-item>
          <text:p text:style-name="P69">Corrected a bug that kept manual selection of block integration from being performed after a refusal to accept the automatic block analysis results.<text:line-break/></text:p>
        </text:list-item>
      </text:list>
      <text:p text:style-name="Standard">version 2.1.3:</text:p>
      <text:list xml:id="list9221656510289914607" text:style-name="L62">
        <text:list-item>
          <text:p text:style-name="P7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191175388364151013" text:style-name="L63">
        <text:list-item>
          <text:p text:style-name="P7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540256444324293154" text:style-name="L64">
        <text:list-item>
          <text:p text:style-name="P72">Added progress bar tracking of block integration analysis because it can take an extended amount of time to complete the analysis when the light curve has many points.<text:line-break/></text:p>
        </text:list-item>
      </text:list>
      <text:p text:style-name="Standard">version 2.1.0</text:p>
      <text:list xml:id="list2056239820857793057" text:style-name="L65">
        <text:list-item>
          <text:p text:style-name="P7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438516242983213085" text:style-name="L66">
        <text:list-item>
          <text:p text:style-name="P74">Made the selection of Tooltip display 'sticky'</text:p>
        </text:list-item>
        <text:list-item>
          <text:p text:style-name="P74">Duration calculation when D and R span midnight now handled correctly</text:p>
        </text:list-item>
      </text:list>
      <text:p text:style-name="Standard"/>
      <text:p text:style-name="Standard">version 2.0.8</text:p>
      <text:list xml:id="list5872684407862366432" text:style-name="L67">
        <text:list-item>
          <text:p text:style-name="P75">toolTips changed to invoke and display in a custom dialog box that can be <text:soft-page-break/>moved and resized to better accommodate legacy displays</text:p>
        </text:list-item>
        <text:list-item>
          <text:p text:style-name="P75">Calc flash timing calculation fixed to properly deal with the non-integer frame numbers that can result from field processed csv files</text:p>
        </text:list-item>
        <text:list-item>
          <text:p text:style-name="P75">Flash timing has been verified to work with integrated light curves</text:p>
        </text:list-item>
        <text:list-item>
          <text:p text:style-name="P7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888634891955460261" text:style-name="L68">
        <text:list-item>
          <text:p text:style-name="P76">Adds a button to calculate the edge position of an LED timing flash.</text:p>
        </text:list-item>
        <text:list-item>
          <text:p text:style-name="P7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6">Adds a checkbox to force manual entry of timestamp info. <text:s/>This is useful when OCR on a VTI timed light curve has catastrophic errors. <text:s/>It is always employed when using LED flash timing.</text:p>
        </text:list-item>
      </text:list>
      <text:list xml:id="list6973616110036334573" text:style-name="L69">
        <text:list-item>
          <text:p text:style-name="P7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366334496182844470" text:style-name="L70">
        <text:list-item>
          <text:p text:style-name="P7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326881784367778933" text:style-name="L71">
        <text:list-item>
          <text:p text:style-name="P79">files generated by pyote now contain PYOTE in the filename.<text:line-break/></text:p>
        </text:list-item>
        <text:list-item>
          <text:p text:style-name="P7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12753674823638242" text:style-name="L72">
        <text:list-item>
          <text:p text:style-name="P8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ext:soft-page-break/>that.</text:p>
        </text:list-item>
      </text:list>
      <text:p text:style-name="Standard"/>
      <text:p text:style-name="Standard">version 2.0.3</text:p>
      <text:list xml:id="list434175236670211410" text:style-name="L73">
        <text:list-item>
          <text:p text:style-name="P8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720321529157628292" text:style-name="L74">
        <text:list-item>
          <text:p text:style-name="P8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767265853761717624" text:style-name="L75">
        <text:list-item>
          <text:p text:style-name="P83">improved handling of D and R region selection so that one cannot enter an invalid configuration --- automatic corrections/changes are applied.<text:line-break/></text:p>
        </text:list-item>
        <text:list-item>
          <text:p text:style-name="P8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305945860330061916" text:style-name="L76">
        <text:list-item>
          <text:p text:style-name="P8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533729083730476244" text:style-name="L77">
        <text:list-item>
          <text:p text:style-name="P8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074010696779842199" text:style-name="L78">
        <text:list-item>
          <text:p text:style-name="P8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872135955717198939" text:style-name="L79">
        <text:list-item>
          <text:p text:style-name="P8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000890397304547393" text:style-name="L80">
        <text:list-item>
          <text:p text:style-name="P8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17T08:09:30</dc:date>
    <meta:editing-cycles>117</meta:editing-cycles>
    <meta:editing-duration>PT22H32M10S</meta:editing-duration>
    <meta:document-statistic meta:table-count="0" meta:image-count="3" meta:object-count="0" meta:page-count="16" meta:paragraph-count="221" meta:word-count="6326" meta:character-count="36949"/>
    <meta:template xlink:type="simple" xlink:actuate="onRequest" xlink:title="" xlink:href="Normal"/>
  </office:meta>
</office:document-meta>
</file>